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airfax HD" svg:font-family="'Fairfax HD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52in"/>
    </style:style>
    <style:style style:name="co2" style:family="table-column">
      <style:table-column-properties fo:break-before="auto" style:column-width="1.0717in"/>
    </style:style>
    <style:style style:name="co3" style:family="table-column">
      <style:table-column-properties fo:break-before="auto" style:column-width="1.136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106P0" style:volatile="true">
      <number:number number:decimal-places="0" number:min-decimal-places="0" number:min-integer-digits="1" number:grouping="true"/>
      <number:text> </number:text>
    </number:number-style>
    <number:number-style style:name="N10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6P0"/>
    </number:number-style>
    <style:style style:name="ce1" style:family="table-cell" style:parent-style-name="Default">
      <style:text-properties style:font-name="Fairfax HD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Fairfax HD" fo:font-size="10pt" style:font-size-asian="10pt" style:font-size-complex="10pt"/>
    </style:style>
    <style:style style:name="ce3" style:family="table-cell" style:parent-style-name="Default" style:data-style-name="N106">
      <style:text-properties style:font-name="Fairfax HD" fo:font-size="10pt" style:font-size-asian="10pt" style:font-size-complex="10pt"/>
    </style:style>
    <style:style style:name="ce4" style:family="table-cell" style:parent-style-name="Default" style:data-style-name="N121">
      <style:text-properties style:font-name="Fairfax HD" fo:font-size="10pt" style:font-size-asian="10pt" style:font-size-complex="10pt"/>
    </style:style>
    <style:style style:name="ce5" style:family="table-cell" style:parent-style-name="Default" style:data-style-name="N11">
      <style:text-properties style:font-name="Fairfax HD" fo:font-size="10pt" style:font-size-asian="10pt" style:font-size-complex="10pt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6381" table:default-cell-style-name="ce2"/>
        <table:table-row table:style-name="ro1">
          <table:table-cell table:style-name="ce1" office:value-type="string" calcext:value-type="string" table:number-columns-spanned="4" table:number-rows-spanned="1">
            <text:p>Languages by Number of L1 Speakers (<text:span text:style-name="T1">Ethnologue)</text:span>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calcext:value-type="string">
            <text:p>Mandarin Chinese</text:p>
          </table:table-cell>
          <table:table-cell table:style-name="ce3" office:value-type="float" office:value="941000000" calcext:value-type="float">
            <text:p>941,000,000 </text:p>
          </table:table-cell>
          <table:table-cell table:style-name="ce4" table:formula="of:=[.B2]/SUM([.$B$2:.$B$35])" office:value-type="percentage" office:value="0.212319494584838" calcext:value-type="percentage">
            <text:p>21.2%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panish</text:p>
          </table:table-cell>
          <table:table-cell table:style-name="ce3" office:value-type="float" office:value="486000000" calcext:value-type="float">
            <text:p>486,000,000 </text:p>
          </table:table-cell>
          <table:table-cell table:style-name="ce4" table:formula="of:=[.B3]/SUM([.$B$2:.$B$35])" office:value-type="percentage" office:value="0.109657039711191" calcext:value-type="percentage">
            <text:p>11.0%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nglish</text:p>
          </table:table-cell>
          <table:table-cell table:style-name="ce3" office:value-type="float" office:value="380000000" calcext:value-type="float">
            <text:p>380,000,000 </text:p>
          </table:table-cell>
          <table:table-cell table:style-name="ce4" table:formula="of:=[.B4]/SUM([.$B$2:.$B$35])" office:value-type="percentage" office:value="0.0857400722021661" calcext:value-type="percentage">
            <text:p>8.6%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indi</text:p>
          </table:table-cell>
          <table:table-cell table:style-name="ce3" office:value-type="float" office:value="345000000" calcext:value-type="float">
            <text:p>345,000,000 </text:p>
          </table:table-cell>
          <table:table-cell table:style-name="ce4" table:formula="of:=[.B5]/SUM([.$B$2:.$B$35])" office:value-type="percentage" office:value="0.0778429602888087" calcext:value-type="percentage">
            <text:p>7.8%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engali</text:p>
          </table:table-cell>
          <table:table-cell table:style-name="ce3" office:value-type="float" office:value="237000000" calcext:value-type="float">
            <text:p>237,000,000 </text:p>
          </table:table-cell>
          <table:table-cell table:style-name="ce4" table:formula="of:=[.B6]/SUM([.$B$2:.$B$35])" office:value-type="percentage" office:value="0.0534747292418773" calcext:value-type="percentage">
            <text:p>5.3%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ortugese</text:p>
          </table:table-cell>
          <table:table-cell table:style-name="ce3" office:value-type="float" office:value="236000000" calcext:value-type="float">
            <text:p>236,000,000 </text:p>
          </table:table-cell>
          <table:table-cell table:style-name="ce4" table:formula="of:=[.B7]/SUM([.$B$2:.$B$35])" office:value-type="percentage" office:value="0.0532490974729242" calcext:value-type="percentage">
            <text:p>5.3%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ussian</text:p>
          </table:table-cell>
          <table:table-cell table:style-name="ce3" office:value-type="float" office:value="148000000" calcext:value-type="float">
            <text:p>148,000,000 </text:p>
          </table:table-cell>
          <table:table-cell table:style-name="ce4" table:formula="of:=[.B8]/SUM([.$B$2:.$B$35])" office:value-type="percentage" office:value="0.0333935018050542" calcext:value-type="percentage">
            <text:p>3.3%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apanese</text:p>
          </table:table-cell>
          <table:table-cell table:style-name="ce3" office:value-type="float" office:value="123000000" calcext:value-type="float">
            <text:p>123,000,000 </text:p>
          </table:table-cell>
          <table:table-cell table:style-name="ce4" table:formula="of:=[.B9]/SUM([.$B$2:.$B$35])" office:value-type="percentage" office:value="0.0277527075812274" calcext:value-type="percentage">
            <text:p>2.8%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Yue Chinese</text:p>
          </table:table-cell>
          <table:table-cell table:style-name="ce3" office:value-type="float" office:value="86000000" calcext:value-type="float">
            <text:p>86,000,000 </text:p>
          </table:table-cell>
          <table:table-cell table:style-name="ce4" table:formula="of:=[.B10]/SUM([.$B$2:.$B$35])" office:value-type="percentage" office:value="0.0194043321299639" calcext:value-type="percentage">
            <text:p>1.9%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ietnamese</text:p>
          </table:table-cell>
          <table:table-cell table:style-name="ce3" office:value-type="float" office:value="85000000" calcext:value-type="float">
            <text:p>85,000,000 </text:p>
          </table:table-cell>
          <table:table-cell table:style-name="ce4" table:formula="of:=[.B11]/SUM([.$B$2:.$B$35])" office:value-type="percentage" office:value="0.0191787003610108" calcext:value-type="percentage">
            <text:p>1.9%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urkish</text:p>
          </table:table-cell>
          <table:table-cell table:style-name="ce3" office:value-type="float" office:value="84000000" calcext:value-type="float">
            <text:p>84,000,000 </text:p>
          </table:table-cell>
          <table:table-cell table:style-name="ce4" table:formula="of:=[.B12]/SUM([.$B$2:.$B$35])" office:value-type="percentage" office:value="0.0189530685920578" calcext:value-type="percentage">
            <text:p>1.9%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arathi</text:p>
          </table:table-cell>
          <table:table-cell table:style-name="ce3" office:value-type="float" office:value="83000000" calcext:value-type="float">
            <text:p>83,000,000 </text:p>
          </table:table-cell>
          <table:table-cell table:style-name="ce4" table:formula="of:=[.B13]/SUM([.$B$2:.$B$35])" office:value-type="percentage" office:value="0.0187274368231047" calcext:value-type="percentage">
            <text:p>1.9%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elugu</text:p>
          </table:table-cell>
          <table:table-cell table:style-name="ce3" office:value-type="float" office:value="83000000" calcext:value-type="float">
            <text:p>83,000,000 </text:p>
          </table:table-cell>
          <table:table-cell table:style-name="ce4" table:formula="of:=[.B14]/SUM([.$B$2:.$B$35])" office:value-type="percentage" office:value="0.0187274368231047" calcext:value-type="percentage">
            <text:p>1.9%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u Chinese</text:p>
          </table:table-cell>
          <table:table-cell table:style-name="ce3" office:value-type="float" office:value="83000000" calcext:value-type="float">
            <text:p>83,000,000 </text:p>
          </table:table-cell>
          <table:table-cell table:style-name="ce4" table:formula="of:=[.B15]/SUM([.$B$2:.$B$35])" office:value-type="percentage" office:value="0.0187274368231047" calcext:value-type="percentage">
            <text:p>1.9%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Korean</text:p>
          </table:table-cell>
          <table:table-cell table:style-name="ce3" office:value-type="float" office:value="81000000" calcext:value-type="float">
            <text:p>81,000,000 </text:p>
          </table:table-cell>
          <table:table-cell table:style-name="ce4" table:formula="of:=[.B16]/SUM([.$B$2:.$B$35])" office:value-type="percentage" office:value="0.0182761732851986" calcext:value-type="percentage">
            <text:p>1.8%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amil</text:p>
          </table:table-cell>
          <table:table-cell table:style-name="ce3" office:value-type="float" office:value="79000000" calcext:value-type="float">
            <text:p>79,000,000 </text:p>
          </table:table-cell>
          <table:table-cell table:style-name="ce4" table:formula="of:=[.B17]/SUM([.$B$2:.$B$35])" office:value-type="percentage" office:value="0.0178249097472924" calcext:value-type="percentage">
            <text:p>1.8%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gyptian Arabic</text:p>
          </table:table-cell>
          <table:table-cell table:style-name="ce3" office:value-type="float" office:value="78000000" calcext:value-type="float">
            <text:p>78,000,000 </text:p>
          </table:table-cell>
          <table:table-cell table:style-name="ce4" table:formula="of:=[.B18]/SUM([.$B$2:.$B$35])" office:value-type="percentage" office:value="0.0175992779783394" calcext:value-type="percentage">
            <text:p>1.8%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erman</text:p>
          </table:table-cell>
          <table:table-cell table:style-name="ce3" office:value-type="float" office:value="76000000" calcext:value-type="float">
            <text:p>76,000,000 </text:p>
          </table:table-cell>
          <table:table-cell table:style-name="ce4" table:formula="of:=[.B19]/SUM([.$B$2:.$B$35])" office:value-type="percentage" office:value="0.0171480144404332" calcext:value-type="percentage">
            <text:p>1.7%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rench</text:p>
          </table:table-cell>
          <table:table-cell table:style-name="ce3" office:value-type="float" office:value="74000000" calcext:value-type="float">
            <text:p>74,000,000 </text:p>
          </table:table-cell>
          <table:table-cell table:style-name="ce4" table:formula="of:=[.B20]/SUM([.$B$2:.$B$35])" office:value-type="percentage" office:value="0.0166967509025271" calcext:value-type="percentage">
            <text:p>1.7%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Urdu</text:p>
          </table:table-cell>
          <table:table-cell table:style-name="ce3" office:value-type="float" office:value="70000000" calcext:value-type="float">
            <text:p>70,000,000 </text:p>
          </table:table-cell>
          <table:table-cell table:style-name="ce4" table:formula="of:=[.B21]/SUM([.$B$2:.$B$35])" office:value-type="percentage" office:value="0.0157942238267148" calcext:value-type="percentage">
            <text:p>1.6%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talian</text:p>
          </table:table-cell>
          <table:table-cell table:style-name="ce3" office:value-type="float" office:value="64000000" calcext:value-type="float">
            <text:p>64,000,000 </text:p>
          </table:table-cell>
          <table:table-cell table:style-name="ce4" table:formula="of:=[.B22]/SUM([.$B$2:.$B$35])" office:value-type="percentage" office:value="0.0144404332129964" calcext:value-type="percentage">
            <text:p>1.4%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ranian Persian</text:p>
          </table:table-cell>
          <table:table-cell table:style-name="ce3" office:value-type="float" office:value="62000000" calcext:value-type="float">
            <text:p>62,000,000 </text:p>
          </table:table-cell>
          <table:table-cell table:style-name="ce4" table:formula="of:=[.B23]/SUM([.$B$2:.$B$35])" office:value-type="percentage" office:value="0.0139891696750903" calcext:value-type="percentage">
            <text:p>1.4%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ujarati</text:p>
          </table:table-cell>
          <table:table-cell table:style-name="ce3" office:value-type="float" office:value="58000000" calcext:value-type="float">
            <text:p>58,000,000 </text:p>
          </table:table-cell>
          <table:table-cell table:style-name="ce4" table:formula="of:=[.B24]/SUM([.$B$2:.$B$35])" office:value-type="percentage" office:value="0.013086642599278" calcext:value-type="percentage">
            <text:p>1.3%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ausa</text:p>
          </table:table-cell>
          <table:table-cell table:style-name="ce3" office:value-type="float" office:value="54000000" calcext:value-type="float">
            <text:p>54,000,000 </text:p>
          </table:table-cell>
          <table:table-cell table:style-name="ce4" table:formula="of:=[.B25]/SUM([.$B$2:.$B$35])" office:value-type="percentage" office:value="0.0121841155234657" calcext:value-type="percentage">
            <text:p>1.2%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hojpuri</text:p>
          </table:table-cell>
          <table:table-cell table:style-name="ce3" office:value-type="float" office:value="53000000" calcext:value-type="float">
            <text:p>53,000,000 </text:p>
          </table:table-cell>
          <table:table-cell table:style-name="ce4" table:formula="of:=[.B26]/SUM([.$B$2:.$B$35])" office:value-type="percentage" office:value="0.0119584837545126" calcext:value-type="percentage">
            <text:p>1.2%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evantine Arabic</text:p>
          </table:table-cell>
          <table:table-cell table:style-name="ce3" office:value-type="float" office:value="51000000" calcext:value-type="float">
            <text:p>51,000,000 </text:p>
          </table:table-cell>
          <table:table-cell table:style-name="ce4" table:formula="of:=[.B27]/SUM([.$B$2:.$B$35])" office:value-type="percentage" office:value="0.0115072202166065" calcext:value-type="percentage">
            <text:p>1.2%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in Nan Chinese</text:p>
          </table:table-cell>
          <table:table-cell table:style-name="ce3" office:value-type="float" office:value="51000000" calcext:value-type="float">
            <text:p>51,000,000 </text:p>
          </table:table-cell>
          <table:table-cell table:style-name="ce4" table:formula="of:=[.B28]/SUM([.$B$2:.$B$35])" office:value-type="percentage" office:value="0.0115072202166065" calcext:value-type="percentage">
            <text:p>1.2%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ndonesian</text:p>
          </table:table-cell>
          <table:table-cell table:style-name="ce3" office:value-type="float" office:value="44000000" calcext:value-type="float">
            <text:p>44,000,000 </text:p>
          </table:table-cell>
          <table:table-cell table:style-name="ce4" table:formula="of:=[.B29]/SUM([.$B$2:.$B$35])" office:value-type="percentage" office:value="0.00992779783393502" calcext:value-type="percentage">
            <text:p>1.0%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Kannada</text:p>
          </table:table-cell>
          <table:table-cell table:style-name="ce3" office:value-type="float" office:value="44000000" calcext:value-type="float">
            <text:p>44,000,000 </text:p>
          </table:table-cell>
          <table:table-cell table:style-name="ce4" table:formula="of:=[.B30]/SUM([.$B$2:.$B$35])" office:value-type="percentage" office:value="0.00992779783393502" calcext:value-type="percentage">
            <text:p>1.0%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mharic</text:p>
          </table:table-cell>
          <table:table-cell table:style-name="ce3" office:value-type="float" office:value="35000000" calcext:value-type="float">
            <text:p>35,000,000 </text:p>
          </table:table-cell>
          <table:table-cell table:style-name="ce4" table:formula="of:=[.B31]/SUM([.$B$2:.$B$35])" office:value-type="percentage" office:value="0.0078971119133574" calcext:value-type="percentage">
            <text:p>0.8%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agalog</text:p>
          </table:table-cell>
          <table:table-cell table:style-name="ce3" office:value-type="float" office:value="29000000" calcext:value-type="float">
            <text:p>29,000,000 </text:p>
          </table:table-cell>
          <table:table-cell table:style-name="ce4" table:formula="of:=[.B32]/SUM([.$B$2:.$B$35])" office:value-type="percentage" office:value="0.00654332129963899" calcext:value-type="percentage">
            <text:p>0.7%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ai</text:p>
          </table:table-cell>
          <table:table-cell table:style-name="ce3" office:value-type="float" office:value="21000000" calcext:value-type="float">
            <text:p>21,000,000 </text:p>
          </table:table-cell>
          <table:table-cell table:style-name="ce4" table:formula="of:=[.B33]/SUM([.$B$2:.$B$35])" office:value-type="percentage" office:value="0.00473826714801444" calcext:value-type="percentage">
            <text:p>0.5%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igerian Pidgin</text:p>
          </table:table-cell>
          <table:table-cell table:style-name="ce3" office:value-type="float" office:value="5000000" calcext:value-type="float">
            <text:p>5,000,000 </text:p>
          </table:table-cell>
          <table:table-cell table:style-name="ce4" table:formula="of:=[.B34]/SUM([.$B$2:.$B$35])" office:value-type="percentage" office:value="0.00112815884476534" calcext:value-type="percentage">
            <text:p>0.1%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wahili</text:p>
          </table:table-cell>
          <table:table-cell table:style-name="ce3" office:value-type="float" office:value="3000000" calcext:value-type="float">
            <text:p>3,000,000 </text:p>
          </table:table-cell>
          <table:table-cell table:style-name="ce4" table:formula="of:=[.B35]/SUM([.$B$2:.$B$35])" office:value-type="percentage" office:value="0.000676895306859206" calcext:value-type="percentage">
            <text:p>0.1%</text:p>
          </table:table-cell>
          <table:table-cell table:number-columns-repeated="16381"/>
        </table:table-row>
        <table:table-row table:style-name="ro1">
          <table:table-cell/>
          <table:table-cell table:style-name="ce3" table:formula="of:=SUM([.B2:.B35])" office:value-type="float" office:value="4432000000" calcext:value-type="float">
            <text:p>4,432,000,000 </text:p>
          </table:table-cell>
          <table:table-cell table:style-name="ce5"/>
          <table:table-cell table:number-columns-repeated="16381"/>
        </table:table-row>
        <table:table-row table:style-name="ro1" table:number-rows-repeated="104853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airfax HD" svg:font-family="'Fairfax HD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4T18:22:58.203982637</meta:creation-date>
    <meta:generator>LibreOffice/7.4.7.2$Linux_X86_64 LibreOffice_project/40$Build-2</meta:generator>
    <dc:date>2025-01-04T19:02:21.542701394</dc:date>
    <dc:creator>Sisìlia Amantino</dc:creator>
    <meta:editing-duration>PT26M14S</meta:editing-duration>
    <meta:editing-cycles>2</meta:editing-cycles>
    <meta:document-statistic meta:table-count="1" meta:cell-count="104" meta:object-count="0"/>
  </office:meta>
</office:document-meta>
</file>